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f47e7" officeooo:paragraph-rsid="001f47e7" style:font-size-asian="22pt" style:font-size-complex="22pt"/>
    </style:style>
    <style:style style:name="P2" style:family="paragraph" style:parent-style-name="Standard">
      <style:text-properties fo:font-size="14pt" officeooo:rsid="001f47e7" officeooo:paragraph-rsid="001f47e7" style:font-size-asian="12.25pt" style:font-size-complex="14pt"/>
    </style:style>
    <style:style style:name="P3" style:family="paragraph" style:parent-style-name="Standard">
      <style:text-properties fo:color="#ce181e" fo:font-size="22pt" officeooo:rsid="001f47e7" officeooo:paragraph-rsid="001f47e7" style:font-size-asian="22pt" style:font-size-complex="22pt"/>
    </style:style>
    <style:style style:name="P4" style:family="paragraph" style:parent-style-name="Standard">
      <style:text-properties fo:color="#ce181e" fo:font-size="14pt" officeooo:rsid="001f47e7" officeooo:paragraph-rsid="001f47e7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undant parenthesis using stack:</text:p>
      <text:p text:style-name="P1">i/p</text:p>
      <text:p text:style-name="P1"/>
      <text:p text:style-name="P1">2</text:p>
      <text:p text:style-name="P1">((a+b))</text:p>
      <text:p text:style-name="P1">(a+(a+b))</text:p>
      <text:p text:style-name="P1"/>
      <text:p text:style-name="P1">o/p</text:p>
      <text:p text:style-name="P1">1</text:p>
      <text:p text:style-name="P1">0</text:p>
      <text:p text:style-name="P3"/>
      <text:p text:style-name="P4">we only push ‘(‘ and operators and when ‘)’ <text:s/>comes we check for top of satack, <text:s/>if <text:s/>it ‘)’ then we mark flag as true and move else we pop all operators and also pop ‘)’.</text:p>
      <text:p text:style-name="P4"/>
      <text:p text:style-name="P2">#include&lt;bits/stdc++.h&gt;</text:p>
      <text:p text:style-name="P2">using namespace std;</text:p>
      <text:p text:style-name="P2"/>
      <text:p text:style-name="P2"/>
      <text:p text:style-name="P2">void solve(){</text:p>
      <text:p text:style-name="P2"><text:tab/>string s;</text:p>
      <text:p text:style-name="P2"><text:tab/>cin&gt;&gt;s;</text:p>
      <text:p text:style-name="P2"><text:tab/>stack&lt;char&gt;st;</text:p>
      <text:p text:style-name="P2"><text:tab/>bool flag=false;</text:p>
      <text:p text:style-name="P2"><text:tab/>for(int i=0 ;i&lt;s.size() ; i++){</text:p>
      <text:p text:style-name="P2"><text:tab/><text:tab/>char c=s[i];</text:p>
      <text:p text:style-name="P2"><text:tab/><text:tab/>if(c=='('|| c=='+'||c=='-'||c=='*'||c=='/'){</text:p>
      <text:p text:style-name="P2"><text:tab/><text:tab/><text:tab/>st.push(c);</text:p>
      <text:p text:style-name="P2"><text:tab/><text:tab/>}</text:p>
      <text:p text:style-name="P2"><text:tab/><text:tab/>if(c==')'){</text:p>
      <text:p text:style-name="P2"><text:tab/><text:tab/><text:tab/>if(st.top()=='('){</text:p>
      <text:p text:style-name="P2"><text:tab/><text:tab/><text:tab/><text:tab/>flag=true;</text:p>
      <text:p text:style-name="P2"><text:tab/><text:tab/><text:tab/>}</text:p>
      <text:p text:style-name="P2"><text:tab/><text:tab/><text:tab/>while(st.top()=='+'||st.top()=='-'||st.top()=='*'||st.top()=='/'){</text:p>
      <text:p text:style-name="P2"><text:tab/><text:tab/><text:tab/><text:tab/>st.pop();</text:p>
      <text:p text:style-name="P2"><text:tab/><text:tab/><text:tab/>}</text:p>
      <text:p text:style-name="P2"><text:tab/><text:tab/><text:tab/>st.pop();</text:p>
      <text:p text:style-name="P2"><text:tab/><text:tab/>}</text:p>
      <text:p text:style-name="P2"><text:tab/>}</text:p>
      <text:p text:style-name="P2"><text:soft-page-break/><text:tab/>cout&lt;&lt;flag&lt;&lt;endl;</text:p>
      <text:p text:style-name="P2">}</text:p>
      <text:p text:style-name="P2"/>
      <text:p text:style-name="P2">int main(){</text:p>
      <text:p text:style-name="P2"><text:tab/>int n;</text:p>
      <text:p text:style-name="P2"><text:tab/>cin&gt;&gt;n;</text:p>
      <text:p text:style-name="P2"><text:tab/>while(n--){</text:p>
      <text:p text:style-name="P2"><text:tab/><text:tab/>solve();</text:p>
      <text:p text:style-name="P2"/>
      <text:p text:style-name="P2"><text:tab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3:03:24.723392674</meta:creation-date>
    <dc:date>2021-11-15T13:10:19.441774494</dc:date>
    <meta:editing-duration>PT7M</meta:editing-duration>
    <meta:editing-cycles>1</meta:editing-cycles>
    <meta:document-statistic meta:table-count="0" meta:image-count="0" meta:object-count="0" meta:page-count="2" meta:paragraph-count="40" meta:word-count="92" meta:character-count="668" meta:non-whitespace-character-count="565"/>
    <meta:generator>LibreOffice/6.0.7.3$Linux_X86_64 LibreOffice_project/00m0$Build-3</meta:generator>
  </office:meta>
</office:document-meta>
</file>